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office:value-type="string" calcext:value-type="string">
            <text:p>Blue (Top)</text:p>
          </table:table-cell>
          <table:table-cell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office:value-type="string" calcext:value-type="string">
            <text:p>Green (Bottom)</text:p>
          </table:table-cell>
          <table:table-cell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16" calcext:value-type="float">
            <text:p>16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float" office:value="18" calcext:value-type="float">
            <text:p>18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office:value-type="string" calcext:value-type="string">
            <text:p>Relay Top Heaters</text:p>
          </table:table-cell>
          <table:table-cell office:value-type="string" calcext:value-type="string">
            <text:p>14 (Pulled HIGH @ boot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lay Bottom Heaters</text:p>
          </table:table-cell>
          <table:table-cell office:value-type="string" calcext:value-type="string">
            <text:p>5 (Pulled HIGH @ boot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lay Fan</text:p>
          </table:table-cell>
          <table:table-cell office:value-type="string" calcext:value-type="string">
            <text:p>15 (Pulled HIGH @ boot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office:value-type="string" calcext:value-type="string">
            <text:p>Probe A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Probe B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LK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MIS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15:20:42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5-29T15:37:30.044000000</dc:date>
    <meta:editing-duration>P2DT11H43M</meta:editing-duration>
    <meta:editing-cycles>10</meta:editing-cycles>
    <meta:document-statistic meta:table-count="1" meta:cell-count="51" meta:object-count="0"/>
  </office:meta>
</office:document-meta>
</file>